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padding-top="0.142cm" fo:padding-bottom="0.142cm" fo:padding-left="0.267cm" fo:padding-right="0.267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2cm" svg:height="3.871cm" svg:x="5.943cm" svg:y="0.236cm">
          <text:p text:style-name="P1"><text:span text:style-name="T1">Survival</text:span></text:p>
          <text:p text:style-name="P1"><text:span text:style-name="T2"/></text:p>
          <text:p text:style-name="P1"><text:span text:style-name="T3">Time and event/censoring as dependent y-outcomes; continuous, discrete and/or categorical x-variables.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321cm" svg:height="3.87cm" svg:x="1.416cm" svg:y="4.707cm">
          <text:p text:style-name="P1"><text:span text:style-name="T1">Regression</text:span></text:p>
          <text:p text:style-name="P1"><text:span text:style-name="T2"/></text:p>
          <text:p text:style-name="P1"><text:span text:style-name="T3">One continuous dependent</text:span></text:p>
          <text:p text:style-name="P1"><text:span text:style-name="T3">y-outcome; continuous, discrete and/or categorical x-variab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321cm" svg:height="3.87cm" svg:x="10.588cm" svg:y="4.708cm">
          <text:p text:style-name="P1"><text:span text:style-name="T1">Classification</text:span></text:p>
          <text:p text:style-name="P1"><text:span text:style-name="T2"/></text:p>
          <text:p text:style-name="P1"><text:span text:style-name="T3">One categorical dependent</text:span></text:p>
          <text:p text:style-name="P1"><text:span text:style-name="T3">y-outcome; continuous, discrete and/or categorical x-variab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321cm" svg:height="3.871cm" svg:x="1.416cm" svg:y="9.279cm">
          <text:p text:style-name="P1"><text:span text:style-name="T1">Multivariate</text:span></text:p>
          <text:p text:style-name="P1"><text:span text:style-name="T2"/></text:p>
          <text:p text:style-name="P1"><text:span text:style-name="T3">Several continuous, discrete and/or categorical y-outcomes; continuous, discrete and/or categorical x-variab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321cm" svg:height="3.871cm" svg:x="10.588cm" svg:y="9.28cm">
          <text:p text:style-name="P1"><text:span text:style-name="T1">Unsupervised</text:span></text:p>
          <text:p text:style-name="P1"><text:span text:style-name="T2"/></text:p>
          <text:p text:style-name="P1"><text:span text:style-name="T3">No dependent y-outcome; continuous, discrete and/or categorical x-variab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3.33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17T13:46:39</dc:date>
    <dc:creator>Udaya Kogalur</dc:creator>
    <meta:editing-duration>P19DT7H26M50S</meta:editing-duration>
    <meta:editing-cycles>59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5"/>
  </office:meta>
</office:document-meta>
</file>